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4.1806in"/>
    </style:style>
    <style:style style:name="P1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able_20_Contents" style:list-style-name="L1">
      <style:text-properties fo:font-variant="normal" fo:text-transform="none" fo:color="#222222" style:font-name="Cantarell" fo:font-size="10pt" fo:letter-spacing="normal" fo:font-style="normal" fo:font-weight="normal" style:font-size-asian="10pt" style:font-size-complex="10pt"/>
    </style:style>
    <style:style style:name="P7" style:family="paragraph" style:parent-style-name="Table_20_Contents" style:list-style-name="L1">
      <style:text-properties fo:font-variant="normal" fo:text-transform="none" fo:color="#008080" style:font-name="Cantarell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1" style:family="text">
      <style:text-properties style:font-name="Cantarell"/>
    </style:style>
    <style:style style:name="T2" style:family="text">
      <style:text-properties style:font-name="Cantarell"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nutes of Meeting </text:p>
      <text:p text:style-name="P5"><text:span text:style-name="T2">GMRT</text:span><text:span text:style-name="T4"><text:tab/></text:span><text:tab/><text:tab/><text:tab/><text:tab/><text:span text:style-name="T2">Minutes of Meeting</text:span></text:p>
      <text:p text:style-name="P5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Meeting</text:p>
          </table:table-cell>
          <table:table-cell table:style-name="Table1.B1" office:value-type="string">
            <text:p text:style-name="P1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3">Held on</text:p>
          </table:table-cell>
          <table:table-cell table:style-name="Table1.B2" office:value-type="string">
            <text:p text:style-name="P1"><text:s/>22<text:span text:style-name="T3">Nd</text:span> JULY 2014 Time : 3.00 PM to 3.30 PM , GMRT conference room ( Telephonic)</text:p>
          </table:table-cell>
        </table:table-row>
        <table:table-row>
          <table:table-cell table:style-name="Table1.A2" office:value-type="string">
            <text:p text:style-name="P3">Attendees</text:p>
          </table:table-cell>
          <table:table-cell table:style-name="Table1.B2" office:value-type="string">
            <text:p text:style-name="P1">NGK, SN, CPK, SNK,DBB,NMS &amp; RRU</text:p>
          </table:table-cell>
        </table:table-row>
        <table:table-row>
          <table:table-cell table:style-name="Table1.A4" office:value-type="string">
            <text:p text:style-name="P3">Agenda</text:p>
          </table:table-cell>
          <table:table-cell table:style-name="Table1.B2" office:value-type="string">
            <text:p text:style-name="P1">In House CMS development </text:p>
          </table:table-cell>
        </table:table-row>
        <table:table-row table:style-name="Table1.5">
          <table:table-cell table:style-name="Table1.A4" office:value-type="string">
            <text:p text:style-name="P3">Highlights</text:p>
            <text:p text:style-name="P3">and items</text:p>
            <text:p text:style-name="P3">discussed </text:p>
          </table:table-cell>
          <table:table-cell table:style-name="Table1.B2" office:value-type="string">
            <text:p text:style-name="P2"><text:span text:style-name="T5"><text:s text:c="7"/></text:span><text:span text:style-name="T1"><text:s text:c="2"/></text:span></text:p>
            <text:list xml:id="list1161064746" text:style-name="L1">
              <text:list-item>
                <text:p text:style-name="P6">RRU updated that he has checked round trip time &amp; plot the data for command &amp; response for one MCM configured as two sub-system.</text:p>
                <text:p text:style-name="P6">Command-Response time is ~84 millisecond</text:p>
                <text:p text:style-name="P6">Time between two response packet ~ 24 millisecond</text:p>
                <text:p text:style-name="P6"># NGK asked to upload plots on Vanilla forum.</text:p>
                <text:p text:style-name="P6"/>
              </text:list-item>
              <text:list-item>
                <text:p text:style-name="P6">NMS updated that he has attend Embedded conference in Bangalore.</text:p>
                <text:p text:style-name="P6">Salient points of conference are <text:s/>Embedded Linux &amp; C programming, <text:s/>Embedded multi-core &amp; multi-threading programming.</text:p>
                <text:p text:style-name="P6">Programmed one MCM with additional command to set reference LO, gave that MCM card to GAB group.</text:p>
                <text:p text:style-name="P6"/>
              </text:list-item>
              <text:list-item>
                <text:p text:style-name="P6">SNK updated that he is logging MCM data in database ( 8 MCM data in database ).</text:p>
                <text:p text:style-name="P6">Front end for all monitoring tools has been developed and working well.</text:p>
                <text:p text:style-name="P6">#NGK asked to put plot on Vanilla forum.</text:p>
                <text:p text:style-name="P6"/>
              </text:list-item>
              <text:list-item>
                <text:p text:style-name="P6">SN updated about the meeting happened last week with TCS related to CMS GUI design &amp; software architecture.</text:p>
                <text:p text:style-name="P6"/>
              </text:list-item>
              <text:list-item>
                <text:p text:style-name="P6">CPK updated that Rabbit serial port is working.</text:p>
                <text:p text:style-name="P6">Tested null command. Continuous null command sometimes gives some problem.</text:p>
                <text:p text:style-name="P6"><text:s/>Purchase order for L2 switch has been sent to party.</text:p>
                <text:p text:style-name="P6"><text:s/>Purchase order for fabrication of 40 MCM card has also been sent to the party.</text:p>
                <text:p text:style-name="P6"><text:s text:c="2"/>Working on specification of server class machines.</text:p>
                <text:p text:style-name="P6"/>
              </text:list-item>
              <text:list-item>
                <text:p text:style-name="P6">DBB updated the he is working on precession coordinate calculation using NOVAS library.</text:p>
                <text:p text:style-name="P6">Apparent calculation are not matching.</text:p>
                <text:p text:style-name="P6"># NGK asked to put all calculations related to precessed coordinate and Nutated coordinate.</text:p>
                <text:p text:style-name="P6"/>
              </text:list-item>
              <text:list-item>
                <text:p text:style-name="P6">NGK informed that he has asked S K Bagde to contact RRU/NMS regarding Vanilla set up for science center.</text:p>
                <text:p text:style-name="P7"/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4-07-22T16:38:36</dc:date>
    <dc:creator>teleset </dc:creator>
    <meta:editing-duration>P1DT16H22M6S</meta:editing-duration>
    <meta:editing-cycles>555</meta:editing-cycles>
    <meta:generator>LibreOffice/3.4$Linux LibreOffice_project/340m1$Build-602</meta:generator>
    <meta:document-statistic meta:table-count="1" meta:image-count="0" meta:object-count="0" meta:page-count="1" meta:paragraph-count="35" meta:word-count="313" meta:character-count="1772" meta:non-whitespace-character-count="1488"/>
  </office:meta>
</office:document-meta>
</file>